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C01B60B6AE08D7E1E6.png" manifest:media-type="image/png"/>
  <manifest:file-entry manifest:full-path="Pictures/100000000000020A000001050041FFBE29DA76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adornments="Regular" style:font-family-generic="modern" style:font-pitch="fixed"/>
    <style:font-face style:name="Consolas3" svg:font-family="Consolas" style:font-family-generic="modern" style:font-pitch="fixed"/>
    <style:font-face style:name="Console" svg:font-family="Console" style:font-adornments="Regular"/>
    <style:font-face style:name="Console1" svg:font-family="Console" style:font-pitch="variable"/>
    <style:font-face style:name="Console2" svg:font-family="Conso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1.008cm" fo:min-width="2.01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8.136cm"/>
      <style:paragraph-properties style:writing-mode="lr-tb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512cm" fo:min-width="7.12cm"/>
      <style:paragraph-properties style:writing-mode="lr-tb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.512cm" fo:min-width="3.9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7" style:family="graphic" style:parent-style-name="objectwithoutfill">
      <style:graphic-properties svg:stroke-width="0.076cm" svg:stroke-color="#3465a4" draw:marker-start-width="0.419cm" draw:marker-end="Arrow" draw:marker-end-width="0.254cm" draw:fill="none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  <style:paragraph-properties style:writing-mode="lr-tb"/>
    </style:style>
    <style:style style:name="gr11" style:family="graphic" style:parent-style-name="standard">
      <style:graphic-properties draw:fill="solid" draw:fill-color="#f8aa97" draw:textarea-horizontal-align="justify" draw:textarea-vertical-align="middle" draw:auto-grow-height="false" fo:min-height="0.828cm" fo:min-width="0.578cm"/>
      <style:paragraph-properties style:writing-mode="lr-tb"/>
    </style:style>
    <style:style style:name="gr12" style:family="graphic" style:parent-style-name="standard">
      <style:graphic-properties draw:fill="solid" draw:fill-color="#81d41a" draw:textarea-horizontal-align="justify" draw:textarea-vertical-align="middle" draw:auto-grow-height="false" fo:min-height="0.512cm" fo:min-width="3.957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2cm" draw:marker-start-width="0.23cm" draw:marker-end-width="0.2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  <style:text-properties style:font-name="Consolas2" fo:font-size="14pt" style:font-size-asian="18pt" style:font-size-complex="18pt"/>
    </style:style>
    <style:style style:name="P3" style:family="paragraph">
      <loext:graphic-properties draw:fill="none" draw:fill-color="#ffffff"/>
      <style:text-properties style:font-name="Consolas2" fo:font-size="12pt" style:font-size-asian="18pt" style:font-size-complex="18pt"/>
    </style:style>
    <style:style style:name="P4" style:family="paragraph">
      <style:paragraph-properties fo:text-align="center"/>
      <style:text-properties style:font-name="Consolas2" fo:font-size="16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style:font-name="Console"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Liberation Sans2" fo:font-size="10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onsolas" fo:font-size="10pt" fo:font-style="normal" style:font-size-asian="18pt" style:font-style-asian="normal" style:font-size-complex="18pt" style:font-style-complex="normal"/>
    </style:style>
    <style:style style:name="P9" style:family="paragraph">
      <loext:graphic-properties draw:fill="solid" draw:fill-color="#f8aa97"/>
      <style:paragraph-properties fo:text-align="center"/>
    </style:style>
    <style:style style:name="P10" style:family="paragraph">
      <loext:graphic-properties draw:fill="solid" draw:fill-color="#81d41a"/>
      <style:paragraph-properties fo:text-align="center"/>
      <style:text-properties style:font-name="Console" fo:font-size="12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style:font-name="Consolas2" fo:font-size="14pt" style:font-size-asian="18pt" style:font-size-complex="18pt"/>
    </style:style>
    <style:style style:name="T2" style:family="text">
      <style:text-properties style:font-name="Consolas2" fo:font-size="12pt" style:font-size-asian="18pt" style:font-size-complex="18pt"/>
    </style:style>
    <style:style style:name="T3" style:family="text">
      <style:text-properties style:font-name="Consolas2" fo:font-size="16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nsole" fo:font-size="12pt" style:font-size-asian="18pt" style:font-size-complex="18pt"/>
    </style:style>
    <style:style style:name="T6" style:family="text">
      <style:text-properties style:font-name="Liberation Sans2" fo:font-size="10pt" fo:font-style="italic" style:font-size-asian="18pt" style:font-style-asian="italic" style:font-size-complex="18pt" style:font-style-complex="italic"/>
    </style:style>
    <style:style style:name="T7" style:family="text">
      <style:text-properties style:font-name="Consolas" fo:font-size="10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.556cm" svg:height="1.778cm" svg:x="20.828cm" svg:y="6.604cm">
          <text:p text:style-name="P1"><text:span text:style-name="T1">&lt;App /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362cm" svg:height="1.097cm" svg:x="2.66cm" svg:y="14.732cm">
          <draw:text-box>
            <text:p><text:span text:style-name="T2">URL: ?page=album</text:span></text:p>
          </draw:text-box>
        </draw:frame>
        <draw:custom-shape draw:style-name="gr3" draw:text-style-name="P4" xml:id="id8" draw:id="id8" draw:layer="layout" svg:width="8.636cm" svg:height="0.762cm" svg:x="1.27cm" svg:y="13.716cm">
          <draw:glue-point draw:id="4" svg:x="-2.352cm" svg:y="-5cm"/>
          <draw:glue-point draw:id="5" svg:x="2.058cm" svg:y="-5cm"/>
          <text:p text:style-name="P1"><text:span text:style-name="T3">browser his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762cm" svg:x="3.048cm" svg:y="1.524cm">
          <text:p text:style-name="P1"><text:span text:style-name="T4">navigate('?page=album</text:span><text:span text:style-name="T5">'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4.457cm" svg:height="0.762cm" svg:x="5.704cm" svg:y="11.324cm">
          <text:p text:style-name="P1"><text:span text:style-name="T5">popStateHandler(...)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645cm" svg:x="14.27cm" svg:y="8.811cm">
          <draw:text-box>
            <text:p><text:span text:style-name="T6">initial state</text:span></text:p>
          </draw:text-box>
        </draw:frame>
        <draw:frame draw:style-name="gr6" draw:text-style-name="P6" draw:layer="layout" svg:width="3.81cm" svg:height="0.645cm" svg:x="19.37cm" svg:y="11.512cm">
          <draw:text-box>
            <text:p><text:span text:style-name="T6">new state</text:span></text:p>
          </draw:text-box>
        </draw:frame>
        <draw:connector draw:style-name="gr7" draw:text-style-name="P7" draw:layer="layout" draw:type="curve" svg:x1="18.572cm" svg:y1="9.746cm" svg:x2="22.606cm" svg:y2="8.382cm" draw:start-shape="id1" draw:start-glue-point="1" draw:end-shape="id2" draw:end-glue-point="8" svg:d="M18572 9746c2690 0 4034-454 4034-1364" svg:viewBox="0 0 4035 1365">
          <text:p/>
        </draw:connector>
        <draw:connector draw:style-name="gr7" draw:text-style-name="P7" draw:layer="layout" draw:type="curve" svg:x1="18.992cm" svg:y1="12.192cm" svg:x2="22.606cm" svg:y2="8.382cm" draw:start-shape="id3" draw:start-glue-point="0" draw:end-shape="id2" draw:end-glue-point="8" svg:d="M18992 12192c0-2856 3614-951 3614-3810" svg:viewBox="0 0 3615 3811">
          <text:p/>
        </draw:connector>
        <draw:frame draw:style-name="gr8" draw:text-style-name="P8" draw:layer="layout" svg:width="4.646cm" svg:height="0.953cm" svg:x="22.234cm" svg:y="9.612cm">
          <draw:text-box>
            <text:p><text:span text:style-name="T7">[page, setPage] = useState()</text:span></text:p>
          </draw:text-box>
        </draw:frame>
        <draw:frame draw:style-name="gr9" draw:text-style-name="P8" draw:layer="layout" svg:width="3.81cm" svg:height="0.602cm" svg:x="20.47cm" svg:y="4.612cm">
          <draw:text-box>
            <text:p><text:span text:style-name="T7">switch(page)</text:span></text:p>
          </draw:text-box>
        </draw:frame>
        <draw:connector draw:style-name="gr7" draw:text-style-name="P7" draw:layer="layout" draw:type="curve" svg:x1="22.606cm" svg:y1="6.604cm" svg:x2="23.489cm" svg:y2="3.93cm" draw:start-shape="id2" draw:start-glue-point="4" draw:end-shape="id4" draw:end-glue-point="2" svg:d="M22606 6604c0-1990 883-654 883-2674" svg:viewBox="0 0 884 2675">
          <text:p/>
        </draw:connector>
        <draw:connector draw:style-name="gr7" draw:text-style-name="P7" draw:layer="layout" draw:type="curve" svg:x1="22.606cm" svg:y1="6.604cm" svg:x2="16.764cm" svg:y2="3.681cm" draw:start-shape="id2" draw:start-glue-point="4" draw:end-shape="id5" draw:end-glue-point="2" svg:d="M22606 6604c0-2178-5842-717-5842-2923" svg:viewBox="0 0 5843 2924">
          <text:p/>
        </draw:connector>
        <draw:connector draw:style-name="gr7" draw:text-style-name="P7" draw:layer="layout" draw:type="curve" svg:x1="14.478cm" svg:y1="2.475cm" svg:x2="10.668cm" svg:y2="1.905cm" draw:start-shape="id5" draw:start-glue-point="3" draw:end-shape="id6" draw:end-glue-point="1" svg:d="M14478 2475c-2871 0-966-570-3810-570" svg:viewBox="0 0 3811 571">
          <text:p/>
        </draw:connector>
        <draw:frame draw:style-name="gr9" draw:text-style-name="P8" draw:layer="layout" svg:width="3.81cm" svg:height="0.602cm" svg:x="12.254cm" svg:y="2.954cm">
          <draw:text-box>
            <text:p><text:span text:style-name="T7">onClick()</text:span></text:p>
          </draw:text-box>
        </draw:frame>
        <draw:connector draw:style-name="gr7" draw:text-style-name="P7" draw:layer="layout" draw:type="curve" svg:x1="10.275cm" svg:y1="7.493cm" svg:x2="3.557cm" svg:y2="13.716cm" draw:start-shape="id7" draw:start-glue-point="3" draw:end-shape="id8" draw:end-glue-point="4" svg:d="M10275 7493c-4479 0-6718 2074-6718 6223" svg:viewBox="0 0 6719 6224">
          <text:p/>
        </draw:connector>
        <draw:frame draw:style-name="gr10" draw:text-style-name="P8" draw:layer="layout" svg:width="5.018cm" svg:height="1.304cm" svg:x="0.77cm" svg:y="6.536cm">
          <draw:text-box>
            <text:p><text:span text:style-name="T7">history.pushState()</text:span><text:span text:style-name="T7"><text:line-break/></text:span><text:span text:style-name="T7">dispatchEvent(popState)</text:span></text:p>
          </draw:text-box>
        </draw:frame>
        <draw:connector draw:style-name="gr7" draw:text-style-name="P7" draw:layer="layout" draw:type="curve" svg:x1="7.365cm" svg:y1="13.716cm" svg:x2="7.932cm" svg:y2="12.086cm" draw:start-shape="id8" draw:start-glue-point="5" draw:end-shape="id9" draw:end-glue-point="2" svg:d="M7365 13716c0-1222 567-408 567-1630" svg:viewBox="0 0 568 1631">
          <text:p/>
        </draw:connector>
        <draw:connector draw:style-name="gr7" draw:text-style-name="P7" draw:layer="layout" draw:type="curve" svg:x1="10.161cm" svg:y1="11.705cm" svg:x2="16.826cm" svg:y2="12.532cm" draw:start-shape="id9" draw:start-glue-point="1" svg:d="M10161 11705c5374 0 2042 827 6665 827" svg:viewBox="0 0 6666 828">
          <text:p/>
        </draw:connector>
        <draw:custom-shape draw:style-name="gr11" draw:text-style-name="P9" draw:layer="layout" svg:width="1.524cm" svg:height="1.524cm" svg:x="15.248cm" svg:y="4.02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524cm" svg:height="1.524cm" svg:x="10.922cm" svg:y="0.38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524cm" svg:height="1.524cm" svg:x="1.778cm" svg:y="11.93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524cm" svg:height="1.524cm" svg:x="15.232cm" svg:y="12.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524cm" svg:height="1.524cm" svg:x="24.13cm" svg:y="4.24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05cm" svg:height="1.097cm" svg:x="14.5cm" svg:y="0.438cm">
          <draw:text-box>
            <text:p><text:span text:style-name="T2">/</text:span></text:p>
          </draw:text-box>
        </draw:frame>
        <draw:frame draw:style-name="gr2" draw:text-style-name="P3" draw:layer="layout" svg:width="6.362cm" svg:height="1.097cm" svg:x="20.97cm" svg:y="0.427cm">
          <draw:text-box>
            <text:p><text:span text:style-name="T2">/?page=album</text:span></text:p>
          </draw:text-box>
        </draw:frame>
        <draw:frame draw:style-name="gr10" draw:text-style-name="P8" draw:layer="layout" svg:width="5.018cm" svg:height="1.304cm" svg:x="10.57cm" svg:y="10.936cm">
          <draw:text-box>
            <text:p><text:span text:style-name="T7">setPage()</text:span></text:p>
          </draw:text-box>
        </draw:frame>
        <draw:custom-shape draw:style-name="gr12" draw:text-style-name="P10" xml:id="id3" draw:id="id3" draw:layer="layout" svg:width="4.457cm" svg:height="0.762cm" svg:x="16.764cm" svg:y="12.192cm">
          <text:p text:style-name="P1"><text:span text:style-name="T5">“</text:span><text:span text:style-name="T5">album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4.457cm" svg:height="0.762cm" svg:x="14.115cm" svg:y="9.365cm">
          <text:p text:style-name="P1"><text:span text:style-name="T5">“</text:span><text:span text:style-name="T5">count”</text:span></text:p>
          <draw:enhanced-geometry svg:viewBox="0 0 21600 21600" draw:type="rectangle" draw:enhanced-path="M 0 0 L 21600 0 21600 21600 0 21600 0 0 Z N"/>
        </draw:custom-shape>
        <draw:frame draw:style-name="gr13" draw:text-style-name="P1" xml:id="id5" draw:id="id5" draw:layer="layout" svg:width="4.572cm" svg:height="2.411cm" svg:x="14.478cm" svg:y="1.27cm">
          <draw:image xlink:href="Pictures/100000000000016C000000C01B60B6AE08D7E1E6.png" xlink:type="simple" xlink:show="embed" xlink:actuate="onLoad" draw:mime-type="image/png">
            <text:p/>
          </draw:image>
        </draw:frame>
        <draw:frame draw:style-name="gr13" draw:text-style-name="P1" xml:id="id4" draw:id="id4" draw:layer="layout" svg:width="5.831cm" svg:height="2.914cm" svg:x="20.574cm" svg:y="1.016cm">
          <draw:image xlink:href="Pictures/100000000000020A000001050041FFBE29DA76A4.png" xlink:type="simple" xlink:show="embed" xlink:actuate="onLoad" draw:mime-type="image/png">
            <text:p/>
          </draw:image>
        </draw:frame>
        <draw:frame draw:style-name="gr2" draw:text-style-name="P3" draw:layer="layout" svg:width="6.362cm" svg:height="1.097cm" svg:x="7.56cm" svg:y="12.633cm">
          <draw:text-box>
            <text:p><text:span text:style-name="T2">window.location.search</text:span></text:p>
          </draw:text-box>
        </draw:frame>
        <draw:custom-shape draw:style-name="gr5" draw:text-style-name="P5" xml:id="id7" draw:id="id7" draw:layer="layout" svg:width="4.457cm" svg:height="0.762cm" svg:x="10.275cm" svg:y="7.112cm"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curve" svg:x1="20.828cm" svg:y1="7.493cm" svg:x2="14.732cm" svg:y2="7.493cm" draw:start-shape="id2" draw:start-glue-point="6" draw:end-shape="id7" draw:end-glue-point="1" svg:d="M20828 7493h-6096" svg:viewBox="0 0 6097 1">
          <text:p/>
        </draw:connector>
        <draw:custom-shape draw:style-name="gr11" draw:text-style-name="P9" draw:layer="layout" svg:width="1.524cm" svg:height="1.524cm" svg:x="19.304cm" svg:y="5.8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646cm" svg:height="0.953cm" svg:x="16.69cm" svg:y="6.84cm">
          <draw:text-box>
            <text:p><text:span text:style-name="T7">useEffect()</text:span></text:p>
          </draw:text-box>
        </draw:frame>
        <draw:connector draw:style-name="gr7" draw:text-style-name="P7" draw:layer="layout" draw:type="curve" svg:x1="6.815cm" svg:y1="2.267cm" svg:x2="3.514cm" svg:y2="13.697cm" svg:d="M6815 2267c0 8572-3301 2858-3301 11430" svg:viewBox="0 0 3302 11431">
          <text:p/>
        </draw:connector>
        <draw:frame draw:style-name="gr10" draw:text-style-name="P8" draw:layer="layout" svg:width="6.096cm" svg:height="1.304cm" svg:x="6.742cm" svg:y="6.402cm">
          <draw:text-box>
            <text:p><text:span text:style-name="T7">addEventListener(“popState”,popStateHandler)</text:span></text:p>
          </draw:text-box>
        </draw:frame>
        <draw:connector draw:style-name="gr7" draw:text-style-name="P7" draw:layer="layout" draw:type="curve" svg:x1="12.503cm" svg:y1="7.874cm" svg:x2="7.932cm" svg:y2="11.324cm" draw:start-shape="id7" draw:start-glue-point="2" draw:end-shape="id9" draw:end-glue-point="0" svg:d="M12503 7874c0 2587-4571 863-4571 3450" svg:viewBox="0 0 4572 3451">
          <text:p/>
        </draw:connector>
        <draw:frame draw:style-name="gr10" draw:text-style-name="P8" draw:layer="layout" svg:width="6.096cm" svg:height="1.304cm" svg:x="7.932cm" svg:y="8.856cm">
          <draw:text-box>
            <text:p><text:span text:style-name="T7">popStateHandler()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adornments="Regular" style:font-family-generic="modern" style:font-pitch="fixed"/>
    <style:font-face style:name="Consolas3" svg:font-family="Consolas" style:font-family-generic="modern" style:font-pitch="fixed"/>
    <style:font-face style:name="Console" svg:font-family="Console" style:font-adornments="Regular"/>
    <style:font-face style:name="Console1" svg:font-family="Console" style:font-pitch="variable"/>
    <style:font-face style:name="Console2" svg:font-family="Conso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ars Thorup</meta:initial-creator>
    <meta:creation-date>2020-02-16T21:00:59.713000000</meta:creation-date>
    <dc:date>2023-04-28T10:25:41.631000000</dc:date>
    <meta:editing-duration>PT21H40M</meta:editing-duration>
    <meta:editing-cycles>11</meta:editing-cycles>
    <meta:generator>LibreOffice/7.4.1.2$Windows_X86_64 LibreOffice_project/3c58a8f3a960df8bc8fd77b461821e42c061c5f0</meta:generator>
    <meta:document-statistic meta:object-count="63"/>
  </office:meta>
</office:document-meta>
</file>